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00570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_20_body">
      <style:text-properties officeooo:rsid="002ac072" officeooo:paragraph-rsid="002ac072"/>
    </style:style>
    <style:style style:name="P5" style:family="paragraph" style:parent-style-name="Text_20_body">
      <style:text-properties officeooo:rsid="00390657" officeooo:paragraph-rsid="0039065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13445f"/>
    </style:style>
    <style:style style:name="P11" style:family="paragraph" style:parent-style-name="Heading_20_1">
      <style:paragraph-properties fo:break-before="page"/>
      <style:text-properties officeooo:rsid="0037c4ee" officeooo:paragraph-rsid="0037c4ee"/>
    </style:style>
    <style:style style:name="T1" style:family="text">
      <style:text-properties officeooo:rsid="0013445f"/>
    </style:style>
    <style:style style:name="T2" style:family="text">
      <style:text-properties officeooo:rsid="002cb03c"/>
    </style:style>
    <style:style style:name="T3" style:family="text">
      <style:text-properties officeooo:rsid="0039323e"/>
    </style:style>
    <style:style style:name="T4" style:family="text">
      <style:text-properties officeooo:rsid="003dc06c"/>
    </style:style>
    <style:style style:name="T5" style:family="text">
      <style:text-properties officeooo:rsid="0043c898"/>
    </style:style>
    <style:style style:name="fr1" style:family="graphic" style:parent-style-name="Frame">
      <style:graphic-properties style:vertical-pos="middle" style:vertical-rel="page" style:horizontal-pos="center" style:horizontal-rel="paragraph" fo:padding="0.0591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width="4.7547in" draw:z-index="0"><draw:text-box fo:min-height="1.1854in"><text:p text:style-name="Title"><text:title>CAR</text:title></text:p><text:p text:style-name="P1">Cron, Archive, Report.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8"><text:a xlink:type="simple" xlink:href="#__RefHeading___Toc107_3574005163" text:style-name="Index_20_Link" text:visited-style-name="Index_20_Link">Overview<text:tab/>3</text:a></text:p>
          <text:p text:style-name="P8"><text:a xlink:type="simple" xlink:href="#__RefHeading___Toc263_3574005163" text:style-name="Index_20_Link" text:visited-style-name="Index_20_Link">Actors<text:tab/>4</text:a></text:p>
          <text:p text:style-name="P8"><text:a xlink:type="simple" xlink:href="#__RefHeading___Toc265_3574005163" text:style-name="Index_20_Link" text:visited-style-name="Index_20_Link">Use cases<text:tab/>5</text:a></text:p>
        </text:index-body>
      </text:table-of-content>
      <text:p text:style-name="P2"/>
      <text:h text:style-name="P10" text:outline-level="1"><text:bookmark-start text:name="__RefHeading___Toc107_3574005163"/><text:span text:style-name="T1">Overview</text:span><text:bookmark-end text:name="__RefHeading___Toc107_3574005163"/></text:h>
      <text:p text:style-name="P4">The CAR system periodically runs user-defined scripts, archives the outputs of those scripts, and allows users to view these outputs at any later time.<text:span text:style-name="T2"> In addition to mere viewing, users can also compare the outputs and compute with them in various different ways.</text:span></text:p>
      <text:h text:style-name="P11" text:outline-level="1"><text:bookmark-start text:name="__RefHeading___Toc263_3574005163"/>Actors<text:bookmark-end text:name="__RefHeading___Toc263_3574005163"/></text:h>
      <text:p text:style-name="P5">There are <text:span text:style-name="T4">three</text:span> <text:span text:style-name="T5">classes of </text:span>actors in the system<text:span text:style-name="T3">: the clock, administrators, and analysts. The clock is a background process that takes care of recovering configuration, running scripts, and recording output. An administrator is a person who configures the system by supplying scripts and timing information. An analyst is a person who reads reports.</text:span></text:p>
      <text:h text:style-name="P9" text:outline-level="1"><text:bookmark-start text:name="__RefHeading___Toc265_3574005163"/>Use cases<text:bookmark-end text:name="__RefHeading___Toc265_35740051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<text:title>CAR</text:title></text:p>
            </table:table-cell>
            <table:table-cell table:style-name="Table1.A1" office:value-type="string">
              <text:p text:style-name="MP1"><text:page-number text:select-page="current">5</text:page-number></text:p>
            </table:table-cell>
          </table:table-row>
        </table:table>
      </style:header>
      <style:foot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Table_20_Contents"><text:title>CAR</text:title></text:p>
            </table:table-cell>
            <table:table-cell table:style-name="Table2.A1" office:value-type="string">
              <text:p text:style-name="MP1"><text:page-number text:select-page="current">5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22:04.839075857</meta:creation-date>
    <meta:generator>LibreOffice/6.1.5.2$Linux_X86_64 LibreOffice_project/10$Build-2</meta:generator>
    <dc:date>2019-10-06T13:43:55.377982560</dc:date>
    <meta:editing-duration>PT1H21M24S</meta:editing-duration>
    <meta:editing-cycles>55</meta:editing-cycles>
    <dc:title>CAR</dc:title>
    <meta:document-statistic meta:table-count="2" meta:image-count="0" meta:object-count="0" meta:page-count="5" meta:paragraph-count="15" meta:word-count="119" meta:character-count="715" meta:non-whitespace-character-count="611"/>
  </office:meta>
</office:document-meta>
</file>